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4.2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fb12a" officeooo:paragraph-rsid="000fb12a"/>
    </style:style>
    <style:style style:name="P2" style:family="paragraph" style:parent-style-name="Standard">
      <style:text-properties officeooo:rsid="000fb12a" officeooo:paragraph-rsid="00115b60"/>
    </style:style>
    <style:style style:name="P3" style:family="paragraph" style:parent-style-name="Standard">
      <style:text-properties officeooo:rsid="001000d9" officeooo:paragraph-rsid="001000d9"/>
    </style:style>
    <style:style style:name="P4" style:family="paragraph" style:parent-style-name="Standard">
      <style:text-properties fo:font-size="4pt" officeooo:rsid="000fb12a" officeooo:paragraph-rsid="000fb12a"/>
    </style:style>
    <style:style style:name="P5" style:family="paragraph" style:parent-style-name="Standard">
      <style:text-properties officeooo:rsid="00115b60" officeooo:paragraph-rsid="00115b60"/>
    </style:style>
    <style:style style:name="P6" style:family="paragraph" style:parent-style-name="Standard">
      <style:text-properties officeooo:rsid="00115b60" officeooo:paragraph-rsid="00116275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fb12a" officeooo:paragraph-rsid="000fb12a"/>
    </style:style>
    <style:style style:name="P8" style:family="paragraph" style:parent-style-name="Standard">
      <style:text-properties fo:font-size="2pt" officeooo:rsid="001000d9" officeooo:paragraph-rsid="001000d9"/>
    </style:style>
    <style:style style:name="P9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10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000000" style:font-name="DejaVu Sans Mono" fo:font-size="12pt"/>
    </style:style>
    <style:style style:name="P11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000080" style:font-name="DejaVu Sans Mono" fo:font-size="10pt" fo:font-weight="bold" fo:background-color="#f7faff" style:font-size-asian="10pt" style:font-size-complex="10pt"/>
    </style:style>
    <style:style style:name="P12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font-size="10pt" style:font-size-asian="10pt" style:font-size-complex="10pt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2pt"/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0pt" style:font-size-asian="10pt" style:font-size-complex="10pt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0pt" fo:background-color="#f7faff" style:font-size-asian="10pt" style:font-size-complex="10pt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 fo:font-size="10pt" fo:background-color="#f7faff" style:font-size-asian="10pt" style:font-size-complex="10pt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000080" style:font-name="DejaVu Sans Mono" fo:font-size="12pt" fo:font-weight="bold" fo:background-color="#f7faff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80" style:font-name="DejaVu Sans Mono" fo:font-size="10pt" fo:font-weight="bold" fo:background-color="#f7faff" style:font-size-asian="10pt" style:font-size-complex="10pt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10pt" fo:font-style="italic" fo:background-color="#f7faff" style:font-size-asian="10pt" style:font-size-complex="10pt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officeooo:rsid="00116275" officeooo:paragraph-rsid="00116275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 fo:font-weight="bold" fo:background-color="#efefef" loext:char-shading-value="0"/>
    </style:style>
    <style:style style:name="T3" style:family="text">
      <style:text-properties fo:color="#000080" fo:font-weight="bold" fo:background-color="#f7faff" loext:char-shading-value="0"/>
    </style:style>
    <style:style style:name="T4" style:family="text">
      <style:text-properties fo:color="#000080" style:font-name="DejaVu Sans Mono" fo:font-weight="bold" fo:background-color="#f7faff" loext:char-shading-value="0"/>
    </style:style>
    <style:style style:name="T5" style:family="text">
      <style:text-properties fo:color="#000080" style:font-name="DejaVu Sans Mono" fo:font-weight="bold" fo:background-color="#efefef" loext:char-shading-value="0"/>
    </style:style>
    <style:style style:name="T6" style:family="text">
      <style:text-properties fo:color="#000080" fo:background-color="#f7faff" loext:char-shading-value="0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background-color="#efefef" loext:char-shading-value="0"/>
    </style:style>
    <style:style style:name="T9" style:family="text">
      <style:text-properties style:font-name="DejaVu Sans Mono" fo:background-color="#f7faff" loext:char-shading-value="0"/>
    </style:style>
    <style:style style:name="T10" style:family="text">
      <style:text-properties style:font-name="DejaVu Sans Mono" fo:font-size="12pt" fo:background-color="#f7faff" loext:char-shading-value="0"/>
    </style:style>
    <style:style style:name="T11" style:family="text">
      <style:text-properties style:font-name="DejaVu Sans Mono" fo:font-style="italic" fo:background-color="#f7faff" loext:char-shading-value="0"/>
    </style:style>
    <style:style style:name="T12" style:family="text">
      <style:text-properties fo:color="#0000ff" style:font-name="DejaVu Sans Mono" fo:font-weight="bold" fo:background-color="#efefef" loext:char-shading-value="0"/>
    </style:style>
    <style:style style:name="T13" style:family="text">
      <style:text-properties fo:color="#0000ff" fo:font-weight="bold" fo:background-color="#efefef" loext:char-shading-value="0"/>
    </style:style>
    <style:style style:name="T14" style:family="text">
      <style:text-properties fo:color="#008000" style:font-name="DejaVu Sans Mono" fo:font-size="12pt" fo:font-weight="bold" fo:background-color="#f7faff" loext:char-shading-value="0"/>
    </style:style>
    <style:style style:name="T15" style:family="text">
      <style:text-properties fo:color="#008000" style:font-name="DejaVu Sans Mono" fo:font-weight="bold" fo:background-color="#f7faff" loext:char-shading-value="0"/>
    </style:style>
    <style:style style:name="T16" style:family="text">
      <style:text-properties fo:color="#008000" style:font-name="DejaVu Sans Mono" fo:font-weight="bold" fo:background-color="#efefef" loext:char-shading-value="0"/>
    </style:style>
    <style:style style:name="T17" style:family="text">
      <style:text-properties fo:color="#008000" fo:font-weight="bold" fo:background-color="#f7faff" loext:char-shading-value="0"/>
    </style:style>
    <style:style style:name="T18" style:family="text">
      <style:text-properties fo:color="#008000" fo:font-weight="bold" fo:background-color="#efefef" loext:char-shading-value="0"/>
    </style:style>
    <style:style style:name="T19" style:family="text">
      <style:text-properties officeooo:rsid="001000d9"/>
    </style:style>
    <style:style style:name="T20" style:family="text">
      <style:text-properties fo:background-color="#f7faff" loext:char-shading-value="0"/>
    </style:style>
    <style:style style:name="T21" style:family="text">
      <style:text-properties fo:color="#660000" style:font-name="DejaVu Sans Mono" fo:background-color="#f7faff" loext:char-shading-value="0"/>
    </style:style>
    <style:style style:name="T22" style:family="text">
      <style:text-properties fo:color="#660000" fo:background-color="#f7faff" loext:char-shading-value="0"/>
    </style:style>
    <style:style style:name="T23" style:family="text">
      <style:text-properties fo:font-style="italic" fo:background-color="#f7faff" loext:char-shading-value="0"/>
    </style:style>
    <style:style style:name="T24" style:family="text">
      <style:text-properties fo:color="#808080" fo:background-color="#f7faff" loext:char-shading-value="0"/>
    </style:style>
    <style:style style:name="T25" style:family="text">
      <style:text-properties officeooo:rsid="00115b60"/>
    </style:style>
    <style:style style:name="T26" style:family="text">
      <style:text-properties officeooo:rsid="00116275"/>
    </style:style>
    <style:style style:name="T27" style:family="text">
      <style:text-properties officeooo:rsid="0012c8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hoto/file <text:s/>upload step by step.</text:p>
      <text:p text:style-name="P1"/>
      <text:p text:style-name="P1">1. Firstly we should make an HTML file to upload photo/file. And its action will be “upload.php” or you can define it <text:span text:style-name="T27">another name</text:span>. <text:span text:style-name="T19">Method will “POST”. type=file, </text:span></text:p>
      <text:p text:style-name="P4"/>
      <text:p text:style-name="P1">Here is the cod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T1">&lt;</text:span><text:span text:style-name="T2">html</text:span><text:span text:style-name="T1">&gt;</text:span></text:p>
            <text:p text:style-name="P15"><text:span text:style-name="T1">&lt;</text:span><text:span text:style-name="T2">head</text:span><text:span text:style-name="T1">&gt;</text:span></text:p>
            <text:p text:style-name="P15"><text:span text:style-name="T1">&lt;/</text:span><text:span text:style-name="T2">head</text:span><text:span text:style-name="T1">&gt;</text:span></text:p>
            <text:p text:style-name="P15"><text:span text:style-name="T1">&lt;</text:span><text:span text:style-name="T2">body</text:span><text:span text:style-name="T1">&gt;</text:span></text:p>
            <text:p text:style-name="P17"><text:s/><text:span text:style-name="T8">&lt;</text:span><text:span text:style-name="T5">form </text:span><text:span text:style-name="T12">action=</text:span><text:span text:style-name="T16">"upload.php" </text:span><text:span text:style-name="T12">method=</text:span><text:span text:style-name="T16">"POST" </text:span><text:span text:style-name="T12">enctype=</text:span><text:span text:style-name="T16">"multipart/form-data" </text:span><text:span text:style-name="T8">&gt;</text:span></text:p>
            <text:p text:style-name="P17"><text:s text:c="2"/><text:span text:style-name="T8">&lt;</text:span><text:span text:style-name="T5">input </text:span><text:span text:style-name="T12">type=</text:span><text:span text:style-name="T16">"file" </text:span><text:span text:style-name="T12">name=</text:span><text:span text:style-name="T16">"file" <text:s/></text:span><text:span text:style-name="T8">&gt;&lt;/</text:span><text:span text:style-name="T5">input</text:span><text:span text:style-name="T8">&gt;</text:span><text:span text:style-name="T7"> </text:span></text:p>
            <text:p text:style-name="P17"><text:s text:c="2"/><text:span text:style-name="T8">&lt;</text:span><text:span text:style-name="T5">button </text:span><text:span text:style-name="T12">type=</text:span><text:span text:style-name="T16">"submit"</text:span><text:span text:style-name="T8">&gt;</text:span><text:span text:style-name="T7">Submit</text:span><text:span text:style-name="T8">&lt;/</text:span><text:span text:style-name="T5">button</text:span><text:span text:style-name="T8">&gt;</text:span></text:p>
            <text:p text:style-name="P17"><text:s/><text:span text:style-name="T8">&lt;/</text:span><text:span text:style-name="T5">form</text:span><text:span text:style-name="T8">&gt;</text:span></text:p>
            <text:p text:style-name="P17"><text:s/><text:span text:style-name="T8">&lt;/</text:span><text:span text:style-name="T5">body</text:span><text:span text:style-name="T8">&gt;</text:span></text:p>
            <text:p text:style-name="P9"><text:s/><text:span text:style-name="T8">&lt;/</text:span><text:span text:style-name="T5">html</text:span><text:span text:style-name="T8">&gt;</text:span></text:p>
            <text:p text:style-name="Table_20_Contents"/>
          </table:table-cell>
        </table:table-row>
      </table:table>
      <text:p text:style-name="P1"/>
      <text:p text:style-name="P1">2. Then we should make a directory where is file will be stored. I have made a directory name Image.</text:p>
      <text:p text:style-name="P1"/>
      <text:p text:style-name="P2">3. If we want it to store also in database <text:span text:style-name="T19">we should create a database. I use the name of database is image, table name is photo. The field of database is id, name, url, created and modified.</text:span></text:p>
      <text:p text:style-name="P2"><text:span text:style-name="T25">Here url** will be the combine with the directory and file name. See the code **.</text:span></text:p>
      <text:p text:style-name="P4"/>
      <text:p text:style-name="P3">4. Then we will create action page for upload this file in database and directory. For that we create a PHP file name upload.php. Here the code.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bookmark-start text:name="__DdeLink__0_480742997"/>&lt;?php</text:p>
            <text:p text:style-name="P17"><text:span text:style-name="T6"><text:s/></text:span><text:span text:style-name="T21">$name</text:span><text:span text:style-name="T9">=</text:span><text:span text:style-name="T21">$_FILES</text:span><text:span text:style-name="T9">[</text:span><text:span text:style-name="T15">'file'</text:span><text:span text:style-name="T9">][</text:span><text:span text:style-name="T15">'name'</text:span><text:span text:style-name="T9">];</text:span></text:p>
            <text:p text:style-name="P18"><text:s/></text:p>
            <text:p text:style-name="P17"><text:span text:style-name="T20"><text:s/></text:span><text:span text:style-name="T21">$tmp_name</text:span><text:span text:style-name="T9">=</text:span><text:span text:style-name="T21">$_FILES</text:span><text:span text:style-name="T9">[</text:span><text:span text:style-name="T15">'file'</text:span><text:span text:style-name="T9">][</text:span><text:span text:style-name="T15">'tmp_name'</text:span><text:span text:style-name="T9">];</text:span></text:p>
            <text:p text:style-name="P17"><text:span text:style-name="T20"><text:s/></text:span><text:span text:style-name="T21">$location</text:span><text:span text:style-name="T9">=</text:span><text:span text:style-name="T15">'image/'</text:span><text:span text:style-name="T9">;</text:span></text:p>
            <text:p text:style-name="P15"><text:span text:style-name="T22">$url </text:span><text:span text:style-name="T20">= </text:span><text:span text:style-name="T22">$location</text:span><text:span text:style-name="T20">.</text:span><text:span text:style-name="T22">$name</text:span><text:span text:style-name="T20">;**</text:span></text:p>
            <text:p text:style-name="P18"><text:s text:c="3"/></text:p>
            <text:p text:style-name="P17"><text:span text:style-name="T20"><text:s/></text:span><text:span text:style-name="T4">if </text:span><text:span text:style-name="T9">(</text:span><text:span text:style-name="T11">move_uploaded_file</text:span><text:span text:style-name="T9">(</text:span><text:span text:style-name="T21">$tmp_name</text:span><text:span text:style-name="T9">,</text:span><text:span text:style-name="T21">$location</text:span><text:span text:style-name="T9">.</text:span><text:span text:style-name="T21">$name</text:span><text:span text:style-name="T9">)) {</text:span></text:p>
            <text:p text:style-name="P17"><text:span text:style-name="T20"><text:s text:c="5"/></text:span><text:span text:style-name="T21">$link </text:span><text:span text:style-name="T9">= </text:span><text:span text:style-name="T11">mysqli_connect</text:span><text:span text:style-name="T9">(</text:span><text:span text:style-name="T15">'localhost'</text:span><text:span text:style-name="T9">,</text:span><text:span text:style-name="T15">'root'</text:span><text:span text:style-name="T9">,</text:span><text:span text:style-name="T15">'lict@2'</text:span><text:span text:style-name="T9">,</text:span><text:span text:style-name="T15">'image'</text:span><text:span text:style-name="T9">);</text:span></text:p>
            <text:p text:style-name="P17"><text:span text:style-name="T20"><text:s text:c="5"/></text:span><text:span text:style-name="T21">$query </text:span><text:span text:style-name="T9">= </text:span><text:span text:style-name="T15">"INSERT into photo(url) values('</text:span><text:span text:style-name="T21">$url</text:span><text:span text:style-name="T15">')"</text:span><text:span text:style-name="T9">;</text:span></text:p>
            <text:p text:style-name="P21">#var_dump($query); die();</text:p>
            <text:p text:style-name="P17"><text:span text:style-name="T24"><text:s text:c="4"/></text:span><text:span text:style-name="T4">if</text:span><text:span text:style-name="T9">(</text:span><text:span text:style-name="T11">mysqli_query</text:span><text:span text:style-name="T9">(</text:span><text:span text:style-name="T21">$link</text:span><text:span text:style-name="T9">, </text:span><text:span text:style-name="T21">$query</text:span><text:span text:style-name="T9">)){ </text:span><text:span text:style-name="T4">echo </text:span><text:span text:style-name="T15">'Photo update successfuly'</text:span><text:span text:style-name="T9">;}</text:span></text:p>
            <text:p text:style-name="P17"><text:span text:style-name="T20"><text:s text:c="4"/></text:span><text:span text:style-name="T9">} </text:span><text:span text:style-name="T4">else </text:span><text:span text:style-name="T9">{</text:span></text:p>
            <text:p text:style-name="P17"><text:span text:style-name="T20"><text:s text:c="6"/></text:span><text:span text:style-name="T4">echo </text:span><text:span text:style-name="T15">"choose a file"</text:span><text:span text:style-name="T9">;</text:span></text:p>
            <text:p text:style-name="P18"><text:s text:c="3"/><text:span text:style-name="T7">}</text:span></text:p>
            <text:p text:style-name="P15"><text:span text:style-name="T23">header</text:span><text:span text:style-name="T20">(</text:span><text:span text:style-name="T17">'location:content.php'</text:span><text:span text:style-name="T20">);</text:span></text:p>
            <text:p text:style-name="P11">?&gt;</text:p>
            <text:p text:style-name="P22"><text:bookmark-end text:name="__DdeLink__0_480742997"/></text:p>
          </table:table-cell>
        </table:table-row>
      </table:table>
      <text:p text:style-name="P5"/>
      <text:p text:style-name="P5">5. In the previous step we stored the image/file in directory and database. Then I have created a content page for show the list of file. I named it content.php. And I linked with another page for view specific file/image according by their ID.</text:p>
      <text:p text:style-name="P5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0">&lt;?php</text:p>
            <text:p text:style-name="P15"><text:span text:style-name="T22">$link </text:span><text:span text:style-name="T20">= </text:span><text:span text:style-name="T23">mysqli_connect</text:span><text:span text:style-name="T20">(</text:span><text:span text:style-name="T17">'localhost'</text:span><text:span text:style-name="T20">,</text:span><text:span text:style-name="T17">'root'</text:span><text:span text:style-name="T20">,</text:span><text:span text:style-name="T17">'lict@2'</text:span><text:span text:style-name="T20">,</text:span><text:span text:style-name="T17">'image'</text:span><text:span text:style-name="T20">);</text:span></text:p>
            <text:p text:style-name="P15"><text:span text:style-name="T22">$query </text:span><text:span text:style-name="T20">= </text:span><text:span text:style-name="T17">"select * from photo"</text:span><text:span text:style-name="T20">;</text:span></text:p>
            <text:p text:style-name="P15"><text:span text:style-name="T22">$result </text:span><text:span text:style-name="T20">= </text:span><text:span text:style-name="T23">mysqli_query</text:span><text:span text:style-name="T20">(</text:span><text:span text:style-name="T22">$link</text:span><text:span text:style-name="T20">, </text:span><text:span text:style-name="T22">$query</text:span><text:span text:style-name="T20">);</text:span></text:p>
            <text:p text:style-name="P20">?&gt;</text:p>
            <text:p text:style-name="P15"><text:span text:style-name="T1">&lt;</text:span><text:span text:style-name="T2">table </text:span><text:span text:style-name="T13">border=</text:span><text:span text:style-name="T18">"1" </text:span><text:span text:style-name="T13">width=</text:span><text:span text:style-name="T18">"100%"</text:span><text:span text:style-name="T1">&gt;</text:span></text:p>
            <text:p text:style-name="P15"><text:span text:style-name="T1">&lt;</text:span><text:span text:style-name="T2">tr</text:span><text:span text:style-name="T1">&gt;</text:span></text:p>
            <text:p text:style-name="P17"><text:s text:c="4"/><text:span text:style-name="T8">&lt;</text:span><text:span text:style-name="T5">td</text:span><text:span text:style-name="T8">&gt;</text:span><text:span text:style-name="T7">Id</text:span><text:span text:style-name="T8">&lt;/</text:span><text:span text:style-name="T5">td</text:span><text:span text:style-name="T8">&gt;</text:span></text:p>
            <text:p text:style-name="P17"><text:s text:c="4"/><text:span text:style-name="T8">&lt;</text:span><text:span text:style-name="T5">td</text:span><text:span text:style-name="T8">&gt;</text:span><text:span text:style-name="T7">name</text:span><text:span text:style-name="T8">&lt;/</text:span><text:span text:style-name="T5">td</text:span><text:span text:style-name="T8">&gt;</text:span></text:p>
            <text:p text:style-name="P17"><text:s text:c="4"/><text:span text:style-name="T8">&lt;</text:span><text:span text:style-name="T5">td</text:span><text:span text:style-name="T8">&gt;</text:span><text:span text:style-name="T7">url</text:span><text:span text:style-name="T8">&lt;/</text:span><text:span text:style-name="T5">td</text:span><text:span text:style-name="T8">&gt;</text:span></text:p>
            <text:p text:style-name="P17"><text:s text:c="4"/><text:span text:style-name="T8">&lt;/</text:span><text:span text:style-name="T5">tr</text:span><text:span text:style-name="T8">&gt;</text:span></text:p>
            <text:p text:style-name="P20">&lt;?php</text:p>
            <text:p text:style-name="P15"><text:span text:style-name="T3">foreach</text:span><text:span text:style-name="T20">(</text:span><text:span text:style-name="T22">$result </text:span><text:span text:style-name="T3">as </text:span><text:span text:style-name="T22">$row</text:span><text:span text:style-name="T20">){</text:span></text:p>
            <text:p text:style-name="P20">?&gt;</text:p>
            <text:p text:style-name="P15"><text:span text:style-name="T1">&lt;</text:span><text:span text:style-name="T2">td</text:span><text:span text:style-name="T1">&gt;</text:span><text:span text:style-name="T3">&lt;?php echo </text:span><text:span text:style-name="T22">$row</text:span><text:span text:style-name="T20">[</text:span><text:span text:style-name="T17">'id'</text:span><text:span text:style-name="T20">]</text:span><text:span text:style-name="T3">?&gt;</text:span><text:span text:style-name="T1">&lt;/</text:span><text:span text:style-name="T2">td</text:span><text:span text:style-name="T1">&gt;</text:span></text:p>
            <text:p text:style-name="P15"><text:span text:style-name="T1">&lt;</text:span><text:span text:style-name="T2">td</text:span><text:span text:style-name="T1">&gt;</text:span><text:span text:style-name="T3">&lt;?php echo </text:span><text:span text:style-name="T22">$row</text:span><text:span text:style-name="T20">[</text:span><text:span text:style-name="T17">'name'</text:span><text:span text:style-name="T20">]</text:span><text:span text:style-name="T3">?&gt;</text:span><text:span text:style-name="T1">&lt;/</text:span><text:span text:style-name="T2">td</text:span><text:span text:style-name="T1">&gt;</text:span></text:p>
            <text:p text:style-name="P15"><text:span text:style-name="T1">&lt;</text:span><text:span text:style-name="T2">td</text:span><text:span text:style-name="T1">&gt;</text:span><text:span text:style-name="T3">&lt;?php echo </text:span><text:span text:style-name="T22">$row</text:span><text:span text:style-name="T20">[</text:span><text:span text:style-name="T17">'url'</text:span><text:span text:style-name="T20">]</text:span><text:span text:style-name="T3">?&gt;</text:span><text:span text:style-name="T1">&lt;/</text:span><text:span text:style-name="T2">td</text:span><text:span text:style-name="T1">&gt;</text:span></text:p>
            <text:p text:style-name="P17"><text:s text:c="4"/><text:span text:style-name="T8">&lt;</text:span><text:span text:style-name="T5">td</text:span><text:span text:style-name="T8">&gt;</text:span><text:span text:style-name="T7"> </text:span><text:span text:style-name="T8">&lt;</text:span><text:span text:style-name="T5">a </text:span><text:span text:style-name="T12">href=</text:span><text:span text:style-name="T16">"view.php?id=</text:span><text:span text:style-name="T4">&lt;?php echo </text:span><text:span text:style-name="T21">$row</text:span><text:span text:style-name="T9">[</text:span><text:span text:style-name="T15">'id'</text:span><text:span text:style-name="T9">]</text:span><text:span text:style-name="T4">?&gt;</text:span><text:span text:style-name="T16">"</text:span><text:span text:style-name="T8">&gt;</text:span><text:span text:style-name="T7">View</text:span><text:span text:style-name="T8">&lt;/</text:span><text:span text:style-name="T5">a</text:span><text:span text:style-name="T8">&gt;</text:span><text:span text:style-name="T7"> |</text:span><text:span text:style-name="T8">&lt;</text:span><text:span text:style-name="T5">a </text:span><text:span text:style-name="T12">href=</text:span><text:span text:style-name="T16">"edit_info.php?id=</text:span><text:span text:style-name="T4">&lt;?php echo </text:span><text:span text:style-name="T21">$row</text:span><text:span text:style-name="T9">[</text:span><text:span text:style-name="T15">'id'</text:span><text:span text:style-name="T9">]</text:span><text:span text:style-name="T4">?&gt;</text:span><text:span text:style-name="T16">"</text:span><text:span text:style-name="T8">&gt;</text:span><text:span text:style-name="T7">Edit</text:span><text:span text:style-name="T8">&lt;/</text:span><text:span text:style-name="T5">a</text:span><text:span text:style-name="T8">&gt;</text:span><text:span text:style-name="T7"> | </text:span><text:span text:style-name="T8">&lt;</text:span><text:span text:style-name="T5">a </text:span><text:span text:style-name="T12">href=</text:span><text:span text:style-name="T16">"delete_info.php?id=</text:span><text:span text:style-name="T4">&lt;?php echo </text:span><text:span text:style-name="T21">$row</text:span><text:span text:style-name="T9">[</text:span><text:span text:style-name="T15">'id'</text:span><text:span text:style-name="T9">]</text:span><text:span text:style-name="T4">?&gt;</text:span><text:span text:style-name="T16">"</text:span><text:span text:style-name="T8">&gt;</text:span><text:span text:style-name="T7">Delete</text:span><text:span text:style-name="T8">&lt;/</text:span><text:span text:style-name="T5">a</text:span><text:span text:style-name="T8">&gt;&lt;/</text:span><text:span text:style-name="T5">td</text:span><text:span text:style-name="T8">&gt;</text:span></text:p>
            <text:p text:style-name="P15"><text:span text:style-name="T1">&lt;/</text:span><text:span text:style-name="T2">tr</text:span><text:span text:style-name="T1">&gt;</text:span></text:p>
            <text:p text:style-name="P20">&lt;?php</text:p>
            <text:p text:style-name="P16">}</text:p>
            <text:p text:style-name="P12"><text:span text:style-name="T4">?&gt;</text:span></text:p>
          </table:table-cell>
        </table:table-row>
      </table:table>
      <text:p text:style-name="P5"/>
      <text:p text:style-name="P5"/>
      <text:p text:style-name="P6">6. Now I created the view page for <text:s/><text:span text:style-name="T26">see the image or file.</text:span></text:p>
      <text:p text:style-name="P6"><text:span text:style-name="T26">Here we have to use tag img source. Here is the code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&lt;?php</text:p>
            <text:p text:style-name="P14"><text:span text:style-name="T22">$id </text:span><text:span text:style-name="T20">= </text:span><text:span text:style-name="T22">$_GET</text:span><text:span text:style-name="T20">[</text:span><text:span text:style-name="T17">'id'</text:span><text:span text:style-name="T20">];</text:span></text:p>
            <text:p text:style-name="P14"><text:span text:style-name="T22">$link </text:span><text:span text:style-name="T20">= </text:span><text:span text:style-name="T23">mysqli_connect</text:span><text:span text:style-name="T20">(</text:span><text:span text:style-name="T17">"localhost"</text:span><text:span text:style-name="T20">,</text:span></text:p>
            <text:p text:style-name="P13"><text:span text:style-name="T20"><text:s text:c="4"/></text:span><text:span text:style-name="T14">"root"</text:span><text:span text:style-name="T10">,</text:span></text:p>
            <text:p text:style-name="P13"><text:span text:style-name="T20"><text:s text:c="4"/></text:span><text:span text:style-name="T14">"lict@2"</text:span><text:span text:style-name="T10">,</text:span></text:p>
            <text:p text:style-name="P13"><text:span text:style-name="T20"><text:s text:c="4"/></text:span><text:span text:style-name="T14">"image"</text:span><text:span text:style-name="T10">);</text:span></text:p>
            <text:p text:style-name="P14"><text:span text:style-name="T22">$query </text:span><text:span text:style-name="T20">= </text:span><text:span text:style-name="T17">"select * from photo WHERE id = </text:span><text:span text:style-name="T22">$id</text:span><text:span text:style-name="T17">"</text:span><text:span text:style-name="T20">;</text:span></text:p>
            <text:p text:style-name="P14"><text:span text:style-name="T22">$result </text:span><text:span text:style-name="T20">= </text:span><text:span text:style-name="T23">mysqli_query</text:span><text:span text:style-name="T20">(</text:span><text:span text:style-name="T22">$link</text:span><text:span text:style-name="T20">, </text:span><text:span text:style-name="T22">$query</text:span><text:span text:style-name="T20">);</text:span></text:p>
            <text:p text:style-name="P14"><text:span text:style-name="T22">$row </text:span><text:span text:style-name="T20">= </text:span><text:span text:style-name="T23">mysqli_fetch_assoc</text:span><text:span text:style-name="T20">(</text:span><text:span text:style-name="T22">$result</text:span><text:span text:style-name="T20">);</text:span></text:p>
            <text:p text:style-name="P19">?&gt;</text:p>
            <text:p text:style-name="P10"><text:span text:style-name="T1">&lt;</text:span><text:span text:style-name="T2">img </text:span><text:span text:style-name="T13">src=</text:span><text:span text:style-name="T18">"</text:span><text:span text:style-name="T3">&lt;?php echo </text:span><text:span text:style-name="T22">$row</text:span><text:span text:style-name="T20">[</text:span><text:span text:style-name="T17">'url'</text:span><text:span text:style-name="T20">] </text:span><text:span text:style-name="T3">?&gt;</text:span><text:span text:style-name="T18">"</text:span><text:span text:style-name="T1">/&gt;</text:span></text:p>
            <text:p text:style-name="P23">&lt;a href=”content.php”&gt; Back &lt;/a&gt;</text:p>
          </table:table-cell>
        </table:table-row>
      </table:table>
      <text:p text:style-name="P6"><text:span text:style-name="T26"><text:s/></text:span><text:s/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12:30:19.025977849</meta:creation-date>
    <dc:date>2015-01-03T16:24:39.269089854</dc:date>
    <meta:editing-duration>PT1H22M7S</meta:editing-duration>
    <meta:editing-cycles>2</meta:editing-cycles>
    <meta:generator>LibreOffice/4.3.3.2$Linux_X86_64 LibreOffice_project/430m0$Build-2</meta:generator>
    <meta:document-statistic meta:table-count="4" meta:image-count="0" meta:object-count="0" meta:page-count="2" meta:paragraph-count="72" meta:word-count="354" meta:character-count="2609" meta:non-whitespace-character-count="2242"/>
  </office:meta>
</office:document-meta>
</file>